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 Light" svg:font-family="'Calibri Light'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7.586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4.685cm"/>
    </style:style>
    <style:style style:name="Table1.C" style:family="table-column">
      <style:table-column-properties style:column-width="3.293cm"/>
    </style:style>
    <style:style style:name="Table1.D" style:family="table-column">
      <style:table-column-properties style:column-width="2.574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C1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14373c"/>
    </style:style>
    <style:style style:name="P2" style:family="paragraph" style:parent-style-name="Standard">
      <style:text-properties officeooo:rsid="002ccabc" officeooo:paragraph-rsid="002ccabc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font-weight="bold" officeooo:rsid="0018b194" officeooo:paragraph-rsid="0023520c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weight="bold" officeooo:rsid="002e50c2" officeooo:paragraph-rsid="002e50c2" style:font-weight-asian="bold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weight="bold" officeooo:paragraph-rsid="0014373c" style:font-weight-asian="bold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weight="bold" officeooo:rsid="00406f5e" officeooo:paragraph-rsid="00406f5e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1a5f62" officeooo:paragraph-rsid="001a5f6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213223" officeooo:paragraph-rsid="00213223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246ba7" officeooo:paragraph-rsid="00246ba7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rsid="0025dab8" officeooo:paragraph-rsid="0025dab8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rsid="002705b4" officeooo:paragraph-rsid="002705b4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29d907" officeooo:paragraph-rsid="0029d907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rsid="0029e3e0" officeooo:paragraph-rsid="0029e3e0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rsid="002b8975" officeooo:paragraph-rsid="002b8975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rsid="002e50c2" officeooo:paragraph-rsid="002e50c2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2fd264" officeooo:paragraph-rsid="002fd264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3156a7" officeooo:paragraph-rsid="003156a7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rsid="00326b12" officeooo:paragraph-rsid="00326b12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347b27" officeooo:paragraph-rsid="00347b27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356959" officeooo:paragraph-rsid="00356959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rsid="0036c785" officeooo:paragraph-rsid="0036c785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rsid="003822ba" officeooo:paragraph-rsid="003822ba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rsid="003b92b4" officeooo:paragraph-rsid="003b92b4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rsid="003b92b4" officeooo:paragraph-rsid="0071a440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rsid="003d8e62" officeooo:paragraph-rsid="003d8e62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rsid="003eba7a" officeooo:paragraph-rsid="003eba7a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rsid="0042c9b6" officeooo:paragraph-rsid="0042c9b6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rsid="004c57b7" officeooo:paragraph-rsid="004c57b7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rsid="004ee1ff" officeooo:paragraph-rsid="004ee1ff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rsid="00525f9f" officeooo:paragraph-rsid="00525f9f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rsid="0052a06a" officeooo:paragraph-rsid="0052a06a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rsid="0053ea6c" officeooo:paragraph-rsid="0053ea6c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rsid="0055b436" officeooo:paragraph-rsid="0055b436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rsid="00593403" officeooo:paragraph-rsid="00593403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rsid="00593403" officeooo:paragraph-rsid="005b070b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rsid="005ea348" officeooo:paragraph-rsid="005ea348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rsid="005ea348" officeooo:paragraph-rsid="00607c1f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rsid="00686bd5" officeooo:paragraph-rsid="00686bd5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rsid="006ad2fb" officeooo:paragraph-rsid="006ad2fb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rsid="006e7c41" officeooo:paragraph-rsid="006e7c41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paragraph-rsid="006f6bb5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font-weight="bold" officeooo:rsid="00154926" officeooo:paragraph-rsid="00726352" style:font-weight-asian="bold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officeooo:rsid="00726352" officeooo:paragraph-rsid="00726352"/>
    </style:style>
    <style:style style:name="T1" style:family="text">
      <style:text-properties officeooo:rsid="0018b194"/>
    </style:style>
    <style:style style:name="T2" style:family="text">
      <style:text-properties officeooo:rsid="001a03f4"/>
    </style:style>
    <style:style style:name="T3" style:family="text">
      <style:text-properties officeooo:rsid="001c02d5"/>
    </style:style>
    <style:style style:name="T4" style:family="text">
      <style:text-properties officeooo:rsid="002173ec"/>
    </style:style>
    <style:style style:name="T5" style:family="text">
      <style:text-properties officeooo:rsid="0023520c"/>
    </style:style>
    <style:style style:name="T6" style:family="text">
      <style:text-properties officeooo:rsid="0027c315"/>
    </style:style>
    <style:style style:name="T7" style:family="text">
      <style:text-properties officeooo:rsid="002b3a51"/>
    </style:style>
    <style:style style:name="T8" style:family="text">
      <style:text-properties officeooo:rsid="002fd264"/>
    </style:style>
    <style:style style:name="T9" style:family="text">
      <style:text-properties officeooo:rsid="0032c0fc"/>
    </style:style>
    <style:style style:name="T10" style:family="text">
      <style:text-properties officeooo:rsid="003a13f8"/>
    </style:style>
    <style:style style:name="T11" style:family="text">
      <style:text-properties officeooo:rsid="003eba7a"/>
    </style:style>
    <style:style style:name="T12" style:family="text">
      <style:text-properties officeooo:rsid="0044c030"/>
    </style:style>
    <style:style style:name="T13" style:family="text">
      <style:text-properties officeooo:rsid="00498291"/>
    </style:style>
    <style:style style:name="T14" style:family="text">
      <style:text-properties officeooo:rsid="004d95e0"/>
    </style:style>
    <style:style style:name="T15" style:family="text">
      <style:text-properties officeooo:rsid="0052f735"/>
    </style:style>
    <style:style style:name="T16" style:family="text">
      <style:text-properties officeooo:rsid="00567e70"/>
    </style:style>
    <style:style style:name="T17" style:family="text">
      <style:text-properties officeooo:rsid="006390fa"/>
    </style:style>
    <style:style style:name="T18" style:family="text">
      <style:text-properties officeooo:rsid="00652c14"/>
    </style:style>
    <style:style style:name="T19" style:family="text">
      <style:text-properties style:font-name="Calibri1"/>
    </style:style>
    <style:style style:name="T20" style:family="text">
      <style:text-properties officeooo:rsid="006c36ff"/>
    </style:style>
    <style:style style:name="T21" style:family="text">
      <style:text-properties officeooo:rsid="006f6bb5"/>
    </style:style>
    <style:style style:name="T22" style:family="text">
      <style:text-properties fo:color="#000080" fo:language="zxx" fo:country="none" style:text-underline-style="solid" style:text-underline-width="auto" style:text-underline-color="font-color" officeooo:rsid="006f6bb5" style:language-asian="zxx" style:country-asian="none" style:language-complex="zxx" style:country-complex="none"/>
    </style:style>
    <style:style style:name="T23" style:family="text">
      <style:text-properties fo:color="#000080" fo:language="zxx" fo:country="none" style:text-underline-style="solid" style:text-underline-width="auto" style:text-underline-color="font-color" officeooo:rsid="007168e4" style:language-asian="zxx" style:country-asian="none" style:language-complex="zxx" style:country-complex="none"/>
    </style:style>
    <style:style style:name="T24" style:family="text">
      <style:text-properties officeooo:rsid="0071a440"/>
    </style:style>
    <style:style style:name="T25" style:family="text">
      <style:text-properties officeooo:rsid="0072635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row table:style-name="Table1.1">
          <table:table-cell table:style-name="Table1.A1" office:value-type="string">
            <text:p text:style-name="P5">Name</text:p>
          </table:table-cell>
          <table:table-cell table:style-name="Table1.A1" office:value-type="string">
            <text:p text:style-name="P5">Description</text:p>
          </table:table-cell>
          <table:table-cell table:style-name="Table1.C1" office:value-type="string">
            <text:p text:style-name="P5">Data Type</text:p>
          </table:table-cell>
          <table:table-cell table:style-name="Table1.C1" office:value-type="string">
            <text:p text:style-name="P6">Data</text:p>
          </table:table-cell>
          <table:table-cell table:style-name="Table1.A1" office:value-type="string">
            <text:p text:style-name="P5">Expected Outcome</text:p>
          </table:table-cell>
        </table:table-row>
        <table:table-row table:style-name="Table1.1">
          <table:table-cell table:style-name="Table1.A1" table:number-columns-spanned="5" office:value-type="string">
            <text:p text:style-name="P42">F<text:span text:style-name="T25">ront En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7"/>
          </table:table-cell>
          <table:table-cell table:style-name="Table1.C1" office:value-type="string">
            <text:p text:style-name="P8"/>
          </table:table-cell>
          <table:table-cell table:style-name="Table1.C1" office:value-type="string">
            <text:p text:style-name="P34"/>
          </table:table-cell>
          <table:table-cell table:style-name="Table1.A1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 Light" svg:font-family="'Calibri Light'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 Light" fo:font-family="'Calibri Light'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6T14:41:57.509892590</meta:creation-date>
    <dc:date>2020-05-04T20:01:51.300544411</dc:date>
    <meta:editing-duration>PT2H10M42S</meta:editing-duration>
    <meta:editing-cycles>85</meta:editing-cycles>
    <meta:generator>LibreOffice/6.3.5.2$Linux_X86_64 LibreOffice_project/30$Build-2</meta:generator>
    <meta:document-statistic meta:table-count="1" meta:image-count="0" meta:object-count="0" meta:page-count="1" meta:paragraph-count="6" meta:word-count="9" meta:character-count="53" meta:non-whitespace-character-count="50"/>
  </office:meta>
</office:document-meta>
</file>